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rsid="0033e01d" officeooo:paragraph-rsid="006de5b1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e5b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e5b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e5b1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e5b1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6f8dd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6f8ddb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718a1f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718a1f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5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728a84" style:font-name-asian="Georgia1" style:font-name-complex="Georgia1"/>
    </style:style>
    <style:style style:name="P2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28a84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728a84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2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T1" style:family="text">
      <style:text-properties officeooo:rsid="0074113c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3c734" style:font-name-asian="Georgia1" style:font-name-complex="Georgia1"/>
    </style:style>
    <style:style style:name="T5" style:family="text">
      <style:text-properties style:font-name="Georgia" officeooo:rsid="006ed065" style:font-name-asian="Georgia1" style:font-name-complex="Georgia1"/>
    </style:style>
    <style:style style:name="T6" style:family="text">
      <style:text-properties officeooo:rsid="004517c5"/>
    </style:style>
    <style:style style:name="T7" style:family="text">
      <style:text-properties officeooo:rsid="0049ba8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te-rendu de<text:line-break/>réunion - Avancement<text:line-break/>de la <text:span text:style-name="T1">f</text:span>iche PT</text:p>
      <text:p text:style-name="Standard"/>
      <text:p text:style-name="P2"><draw:frame draw:style-name="fr1" draw:name="image6.png" text:anchor-type="as-char" svg:y="-1.099cm" svg:width="10.601cm" svg:height="1.506cm" draw:z-index="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30</text:span><text:span text:style-name="T2">/</text:span><text:span text:style-name="T4">10</text:span><text:span text:style-name="T2">/</text:span><text:span text:style-name="T3">20</text:span><text:span text:style-name="T5">2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édaction de la fiche PT<text:tab/>2</text:a></text:p>
          <text:p text:style-name="P15"><text:a xlink:type="simple" xlink:href="#__RefHeading___Toc399_377169772" text:style-name="Index_20_Link" text:visited-style-name="Index_20_Link">A) Revue de la fiche de cadrage<text:tab/>2</text:a></text:p>
          <text:p text:style-name="P15"><text:a xlink:type="simple" xlink:href="#__RefHeading___Toc399_377169772%20Copie%201" text:style-name="Index_20_Link" text:visited-style-name="Index_20_Link">B) Première visualisation de la fiche rédigée<text:tab/>2</text:a></text:p>
          <text:p text:style-name="P15"><text:a xlink:type="simple" xlink:href="#__RefHeading___Toc399_377169772%20Copie%203" text:style-name="Index_20_Link" text:visited-style-name="Index_20_Link">C) Autre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Rédaction de la fiche PT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Revue de la fiche de cadrage<text:bookmark-end text:name="__RefHeading___Toc399_377169772"/></text:p>
        </text:list-item>
      </text:list>
      <text:p text:style-name="P17"/>
      <text:p text:style-name="P19">Document rentre en 2 pages</text:p>
      <text:p text:style-name="P19">Compression et évitement des répétition</text:p>
      <text:p text:style-name="P19"/>
      <text:p text:style-name="P20"/>
      <text:list text:continue-numbering="true" text:style-name="L3">
        <text:list-item>
          <text:p text:style-name="P18"><text:bookmark-start text:name="__RefHeading___Toc399_377169772 Copie 1"/>Première visualisation de la fiche rédigée<text:bookmark-end text:name="__RefHeading___Toc399_377169772 Copie 1"/></text:p>
        </text:list-item>
      </text:list>
      <text:p text:style-name="P20"/>
      <text:p text:style-name="P21">Premier vue de la fiche rédigé du projet tutoré </text:p>
      <text:p text:style-name="P21">Mise au point sur quelques désaccord mineur</text:p>
      <text:p text:style-name="P19"/>
      <text:p text:style-name="P20"/>
      <text:list text:continue-numbering="true" text:style-name="L3">
        <text:list-item>
          <text:p text:style-name="P18"><text:bookmark-start text:name="__RefHeading___Toc399_377169772 Copie 3"/>Autre<text:bookmark-end text:name="__RefHeading___Toc399_377169772 Copie 3"/></text:p>
        </text:list-item>
      </text:list>
      <text:p text:style-name="P20"/>
      <text:p text:style-name="P22">Démonstration d’une fonctionnalité de Taïga</text:p>
      <text:p text:style-name="P23"/>
      <text:p text:style-name="P24"/>
      <text:p text:style-name="P25"><text:bookmark-start text:name="__RefHeading___Toc395_377169772 Copie 2 Copie 2"/>Prochaine réunion<text:bookmark-end text:name="__RefHeading___Toc395_377169772 Copie 2 Copie 2"/></text:p>
      <text:p text:style-name="P26"/>
      <text:p text:style-name="P27"><text:bookmark-start text:name="__RefHeading___Toc399_377169772 Copie 2 Copie 2"/>Date<text:bookmark-end text:name="__RefHeading___Toc399_377169772 Copie 2 Copie 2"/></text:p>
      <text:p text:style-name="P26"/>
      <text:p text:style-name="P28">Samedi 02 novembre 2024, de 14h30 à 16h30</text:p>
      <text:p text:style-name="P26"/>
      <text:p text:style-name="P26"/>
      <text:p text:style-name="P27"><text:bookmark-start text:name="__RefHeading___Toc552_377169772 Copie 1 Copie 2"/>Ordre du jour<text:bookmark-end text:name="__RefHeading___Toc552_377169772 Copie 1 Copie 2"/></text:p>
      <text:p text:style-name="P26"/>
      <text:list text:style-name="L4">
        <text:list-item>
          <text:p text:style-name="P29">Relecture du premier jet de la fiche rédigée</text:p>
        </text:list-item>
      </text:list>
      <text:p text:style-name="P26"/>
      <text:p text:style-name="P26"/>
      <text:p text:style-name="P27"><text:bookmark-start text:name="__RefHeading___Toc552_377169772 Copie 1 Copie 2 Copie 1"/>Devoirs<text:bookmark-end text:name="__RefHeading___Toc552_377169772 Copie 1 Copie 2 Copie 1"/></text:p>
      <text:p text:style-name="P30"/>
      <text:p text:style-name="P30">Hugo :</text:p>
      <text:list text:style-name="L5">
        <text:list-item>
          <text:p text:style-name="P31"><text:span text:style-name="T6">R</text:span>édiger le premier jet de la fiche projet tutoré</text:p>
        </text:list-item>
      </text:list>
      <text:p text:style-name="P30">Axel :</text:p>
      <text:list text:style-name="L6">
        <text:list-item>
          <text:p text:style-name="P32"><text:span text:style-name="T6">P</text:span>réparer la réunion <text:span text:style-name="T6">(</text:span>04/1<text:span text:style-name="T7">1</text:span>/2024<text:span text:style-name="T6">)</text:span> de mise en place de workflow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f8ddb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4113c"/>
    </style:style>
    <style:style style:name="MT4" style:family="text">
      <style:text-properties officeooo:rsid="006f8ddb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5"><draw:image xlink:href="Pictures/10000000000004030000011A1D50AB68.png" xlink:type="simple" xlink:show="embed" xlink:actuate="onLoad" draw:mime-type="image/png"/></draw:frame></text:p>
          <text:p text:style-name="MP2">Avancement de la <text:span text:style-name="MT3">f</text:span>iche P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4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7T10:08:24.923000000</dc:date>
    <meta:editing-duration>PT2H4M5S</meta:editing-duration>
    <meta:editing-cycles>75</meta:editing-cycles>
    <meta:print-date>2025-01-02T09:51:38.559000000</meta:print-date>
    <meta:printed-by>Fichiers PDF</meta:printed-by>
    <meta:document-statistic meta:table-count="0" meta:image-count="7" meta:object-count="0" meta:page-count="5" meta:paragraph-count="42" meta:word-count="195" meta:character-count="1001" meta:non-whitespace-character-count="852"/>
  </office:meta>
</office:document-meta>
</file>